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27622" draw:fill-color="#5ab55f" draw:textarea-horizontal-align="justify" draw:textarea-vertical-align="middle" draw:auto-grow-height="false" fo:min-height="0.95cm" fo:min-width="0.5cm"/>
    </style:style>
    <style:style style:name="gr2" style:family="graphic" style:parent-style-name="standard">
      <style:graphic-properties svg:stroke-color="#127622" draw:fill-color="#5ab55f" draw:textarea-horizontal-align="justify" draw:textarea-vertical-align="middle" draw:auto-grow-height="false" fo:min-height="0.55cm" fo:min-width="2.1cm"/>
      <style:paragraph-properties style:writing-mode="lr-tb"/>
    </style:style>
    <style:style style:name="gr3" style:family="graphic" style:parent-style-name="standard">
      <style:graphic-properties svg:stroke-color="#127622" draw:fill-color="#5ab55f" draw:textarea-horizontal-align="justify" draw:textarea-vertical-align="middle" draw:auto-grow-height="false" fo:min-height="0.55cm" fo:min-width="2.1cm"/>
    </style:style>
    <style:style style:name="gr4" style:family="graphic" style:parent-style-name="standard">
      <style:graphic-properties svg:stroke-color="#127622" draw:fill-color="#5ab55f" draw:textarea-horizontal-align="justify" draw:textarea-vertical-align="middle" draw:auto-grow-height="false" fo:min-height="0.543cm" fo:min-width="2.1cm"/>
    </style:style>
    <style:style style:name="gr5" style:family="graphic" style:parent-style-name="standard">
      <style:graphic-properties svg:stroke-color="#127622" draw:fill-color="#5ab55f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svg:stroke-color="#666666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74cm"/>
      <style:paragraph-properties style:writing-mode="lr-tb"/>
    </style:style>
    <style:style style:name="gr15" style:family="graphic" style:parent-style-name="standard">
      <style:graphic-properties draw:stroke="none" draw:fill="none" fo:min-height="0.8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9" style:family="graphic" style:parent-style-name="standard">
      <style:graphic-properties svg:stroke-color="#069a2e" draw:fill-color="#5ab55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4cm"/>
      <style:paragraph-properties style:writing-mode="lr-tb"/>
    </style:style>
    <style:style style:name="gr22" style:family="graphic" style:parent-style-name="objectwithoutfill">
      <style:graphic-properties draw:stroke="solid" svg:stroke-width="0.053cm" svg:stroke-color="#6666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color="#666666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6cm"/>
      <style:paragraph-properties style:writing-mode="lr-tb"/>
    </style:style>
    <style:style style:name="gr26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ab55f"/>
      <style:paragraph-properties fo:text-align="center"/>
    </style:style>
    <style:style style:name="P2" style:family="paragraph">
      <loext:graphic-properties draw:fill-color="#5ab55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1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4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="none" draw:fill-color="#ffffff"/>
      <style:paragraph-properties fo:text-align="center"/>
      <style:text-properties fo:font-size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style:paragraph-properties fo:text-align="center"/>
      <style:text-properties fo:font-size="14pt" fo:font-weight="bold"/>
    </style:style>
    <style:style style:name="P23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12pt"/>
    </style:style>
    <style:style style:name="T4" style:family="text">
      <style:text-properties style:text-position="-33% 58%" fo:font-size="24pt" style:font-size-asian="24pt" style:font-size-complex="24pt"/>
    </style:style>
    <style:style style:name="T5" style:family="text">
      <style:text-properties fo:font-size="14pt" fo:language="en" fo:country="GB" style:font-size-asian="14pt" style:font-size-complex="14pt"/>
    </style:style>
    <style:style style:name="T6" style:family="text">
      <style:text-properties style:text-position="-33% 58%" fo:font-size="14pt" fo:language="en" fo:country="GB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style:font-size-asian="12pt" style:font-size-complex="12pt"/>
    </style:style>
    <style:style style:name="T10" style:family="text">
      <style:text-properties style:text-position="-33% 58%" fo:font-size="14pt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-33% 58%" fo:font-weight="bold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1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3" draw:id="id3" draw:layer="layout" svg:width="2cm" svg:height="2.4cm" svg:x="19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2.6cm" svg:height="0.8cm" svg:x="9.6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6cm" svg:height="0.8cm" svg:x="15.8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6cm" svg:height="0.793cm" draw:transform="rotate (-1.57568324870048) translate (14.4cm 3.80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1" xml:id="id11" draw:id="id11" draw:layer="layout" svg:width="2.6cm" svg:height="0.8cm" svg:x="15.8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2.6cm" svg:height="0.8cm" svg:x="9.6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.6cm" svg:height="0.8cm" svg:x="9.6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2cm" svg:height="2cm" svg:x="1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9" draw:id="id9" draw:layer="layout" svg:x1="12.2cm" svg:y1="1.8cm" svg:x2="15.8cm" svg:y2="1.8cm" draw:start-shape="id1" draw:start-glue-point="1" draw:end-shape="id2" draw:end-glue-point="3" svg:d="M12200 1800h3600" svg:viewBox="0 0 3601 1">
          <text:p/>
        </draw:connector>
        <draw:connector draw:style-name="gr6" draw:text-style-name="P3" draw:layer="layout" svg:x1="18.4cm" svg:y1="1.8cm" svg:x2="20cm" svg:y2="3.8cm" draw:start-shape="id2" draw:start-glue-point="1" draw:end-shape="id3" draw:end-glue-point="4" svg:d="M18400 1800h1600v2000" svg:viewBox="0 0 1601 2001">
          <text:p/>
        </draw:connector>
        <draw:connector draw:style-name="gr6" draw:text-style-name="P3" draw:layer="layout" svg:x1="20cm" svg:y1="6.2cm" svg:x2="20cm" svg:y2="10cm" draw:start-shape="id3" draw:start-glue-point="6" draw:end-shape="id4" draw:end-glue-point="4" svg:d="M20000 6200v3800" svg:viewBox="0 0 1 3801">
          <text:p/>
        </draw:connector>
        <draw:connector draw:style-name="gr6" draw:text-style-name="P3" draw:layer="layout" svg:x1="20cm" svg:y1="12cm" svg:x2="12.2cm" svg:y2="14cm" draw:start-shape="id4" draw:start-glue-point="8" draw:end-shape="id5" draw:end-glue-point="1" svg:d="M20000 12000v2000h-7800" svg:viewBox="0 0 7801 2001">
          <text:p/>
        </draw:connector>
        <draw:connector draw:style-name="gr7" draw:text-style-name="P3" draw:layer="layout" svg:x1="14.394cm" svg:y1="5.104cm" svg:x2="14.394cm" svg:y2="5.104cm" draw:start-shape="id6" draw:end-shape="id6" draw:end-glue-point="2" svg:d="M14394 5104z" svg:viewBox="0 0 1 1">
          <text:p/>
        </draw:connector>
        <draw:custom-shape draw:style-name="gr1" draw:text-style-name="P1" xml:id="id8" draw:id="id8" draw:layer="layout" svg:width="2cm" svg:height="2.4cm" svg:x="13cm" svg:y="1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7" draw:id="id7" draw:layer="layout" svg:width="2cm" svg:height="2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8cm" svg:y1="4cm" svg:x2="9.6cm" svg:y2="1.8cm" draw:start-shape="id7" draw:start-glue-point="4" draw:end-shape="id1" draw:end-glue-point="3" svg:d="M8000 4000v-2200h1600" svg:viewBox="0 0 1601 2201">
          <text:p/>
        </draw:connector>
        <draw:connector draw:style-name="gr6" draw:text-style-name="P3" draw:layer="layout" draw:line-skew="1.797cm" svg:x1="13.99cm" svg:y1="6.402cm" svg:x2="14cm" svg:y2="10cm" draw:start-shape="id6" draw:start-glue-point="3" draw:end-shape="id8" draw:end-glue-point="4" svg:d="M13990 6402v3597h10v1" svg:viewBox="0 0 11 3599">
          <text:p/>
        </draw:connector>
        <draw:connector draw:style-name="gr6" draw:text-style-name="P3" draw:layer="layout" svg:x1="14cm" svg:y1="1.8cm" svg:x2="14.003cm" svg:y2="3.802cm" draw:start-shape="id9" draw:start-glue-point="0" draw:end-shape="id6" draw:end-glue-point="1" svg:d="M14000 1800v1000h3v1002" svg:viewBox="0 0 4 2003">
          <text:p/>
        </draw:connector>
        <draw:connector draw:style-name="gr6" draw:text-style-name="P3" draw:layer="layout" draw:line-skew="0.509cm" svg:x1="14cm" svg:y1="12.4cm" svg:x2="14.008cm" svg:y2="13.969cm" draw:start-shape="id8" draw:start-glue-point="6" svg:d="M14000 12400v1545h8v24" svg:viewBox="0 0 9 1570">
          <text:p/>
        </draw:connector>
        <draw:connector draw:style-name="gr6" draw:text-style-name="P3" draw:layer="layout" svg:x1="12.2cm" svg:y1="8cm" svg:x2="15.8cm" svg:y2="8cm" draw:start-shape="id10" draw:start-glue-point="1" draw:end-shape="id11" draw:end-glue-point="3" svg:d="M12200 8000h3600" svg:viewBox="0 0 3601 1">
          <text:p/>
        </draw:connector>
        <draw:connector draw:style-name="gr7" draw:text-style-name="P3" draw:layer="layout" svg:x1="21cm" svg:y1="5cm" svg:x2="21cm" svg:y2="5cm" draw:start-shape="id3" draw:end-shape="id3" svg:d="M21000 5000z" svg:viewBox="0 0 1 1">
          <text:p/>
        </draw:connector>
        <draw:connector draw:style-name="gr7" draw:text-style-name="P3" draw:layer="layout" svg:x1="12.2cm" svg:y1="8cm" svg:x2="12.2cm" svg:y2="8cm" draw:start-shape="id10" draw:end-shape="id10" svg:d="M12200 8000z" svg:viewBox="0 0 1 1">
          <text:p/>
        </draw:connector>
        <draw:connector draw:style-name="gr6" draw:text-style-name="P3" draw:layer="layout" draw:line-skew="0.505cm" svg:x1="18.4cm" svg:y1="8cm" svg:x2="20.039cm" svg:y2="8.03cm" draw:start-shape="id11" draw:start-glue-point="1" svg:d="M18400 8000h1575v30h64" svg:viewBox="0 0 1640 31">
          <text:p/>
        </draw:connector>
        <draw:custom-shape draw:style-name="gr4" draw:text-style-name="P1" xml:id="id12" draw:id="id12" draw:layer="layout" svg:width="2.6cm" svg:height="0.793cm" draw:transform="rotate (-1.57568324870048) translate (8.4cm 9.60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6" draw:text-style-name="P3" draw:layer="layout" draw:line-skew="1.799cm" svg:x1="8cm" svg:y1="6cm" svg:x2="8.003cm" svg:y2="9.602cm" draw:start-shape="id7" draw:start-glue-point="8" draw:end-shape="id12" draw:end-glue-point="1" svg:d="M8000 6000v3600h3v2" svg:viewBox="0 0 4 3603">
          <text:p/>
        </draw:connector>
        <draw:connector draw:style-name="gr6" draw:text-style-name="P3" draw:layer="layout" svg:x1="7.99cm" svg:y1="12.202cm" svg:x2="9.6cm" svg:y2="14cm" draw:start-shape="id12" draw:start-glue-point="3" draw:end-shape="id5" draw:end-glue-point="3" svg:d="M7990 12202v1798h1610" svg:viewBox="0 0 1611 1799">
          <text:p/>
        </draw:connector>
        <draw:connector draw:style-name="gr6" draw:text-style-name="P3" draw:layer="layout" draw:line-skew="-0.519cm" svg:x1="9.6cm" svg:y1="8cm" svg:x2="8.013cm" svg:y2="7.974cm" draw:start-shape="id10" draw:start-glue-point="3" svg:d="M9600 8000h-1563v-26h-24" svg:viewBox="0 0 1588 27">
          <text:p/>
        </draw:connector>
        <draw:frame draw:style-name="gr8" draw:text-style-name="P4" draw:layer="layout" svg:width="0.8cm" svg:height="2cm" svg:x="13.6cm" svg:y="10.4cm">
          <draw:text-box>
            <text:p text:style-name="P3">+</text:p>
            <text:p text:style-name="P3">-</text:p>
          </draw:text-box>
        </draw:frame>
        <draw:frame draw:style-name="gr8" draw:text-style-name="P4" draw:layer="layout" svg:width="0.8cm" svg:height="2cm" svg:x="7.6cm" svg:y="4.2cm">
          <draw:text-box>
            <text:p text:style-name="P3">+</text:p>
            <text:p text:style-name="P3">-</text:p>
          </draw:text-box>
        </draw:frame>
        <draw:line draw:style-name="gr9" draw:text-style-name="P5" draw:layer="layout" svg:x1="20cm" svg:y1="11.8cm" svg:x2="20cm" svg:y2="10.2cm">
          <text:p/>
        </draw:line>
        <draw:line draw:style-name="gr9" draw:text-style-name="P5" draw:layer="layout" svg:x1="20cm" svg:y1="11.801cm" svg:x2="20cm" svg:y2="10.201cm">
          <text:p/>
        </draw:line>
        <draw:line draw:style-name="gr9" draw:text-style-name="P5" draw:layer="layout" svg:x1="20cm" svg:y1="5.8cm" svg:x2="20cm" svg:y2="4.2cm">
          <text:p/>
        </draw:line>
        <draw:frame draw:style-name="gr10" draw:text-style-name="P7" draw:layer="layout" svg:width="1.8cm" svg:height="1.114cm" svg:x="10cm" svg:y="2.2cm">
          <draw:text-box>
            <text:p text:style-name="P6"><text:span text:style-name="T1">R</text:span><text:span text:style-name="T2">1</text:span></text:p>
          </draw:text-box>
        </draw:frame>
        <draw:frame draw:style-name="gr11" draw:text-style-name="P8" draw:layer="layout" svg:width="1.311cm" svg:height="0.963cm" svg:x="16.8cm" svg:y="2.2cm">
          <draw:text-box>
            <text:p><text:span text:style-name="T1">R</text:span><text:span text:style-name="T2">2</text:span></text:p>
          </draw:text-box>
        </draw:frame>
        <draw:frame draw:style-name="gr12" draw:text-style-name="P9" draw:layer="layout" svg:width="1.4cm" svg:height="0.924cm" svg:x="14.2cm" svg:y="4.774cm">
          <draw:text-box>
            <text:p text:style-name="P3"><text:span text:style-name="T1">R</text:span><text:span text:style-name="T2">3</text:span></text:p>
          </draw:text-box>
        </draw:frame>
        <draw:frame draw:style-name="gr13" draw:text-style-name="P10" draw:layer="layout" svg:width="1.2cm" svg:height="3.301cm" svg:x="12.6cm" svg:y="3.6cm">
          <draw:text-box>
            <text:p text:style-name="P3"><text:span text:style-name="T1">+</text:span></text:p>
            <text:p text:style-name="P3"><text:span text:style-name="T3"/></text:p>
            <text:p text:style-name="P3"><text:span text:style-name="T1">V</text:span><text:span text:style-name="T2">b</text:span></text:p>
            <text:p text:style-name="P3"><text:span text:style-name="T4">-</text:span></text:p>
          </draw:text-box>
        </draw:frame>
        <draw:frame draw:style-name="gr14" draw:text-style-name="P7" draw:layer="layout" svg:width="3.4cm" svg:height="0.924cm" svg:x="20.2cm" svg:y="5.174cm">
          <draw:text-box>
            <text:p text:style-name="P6"><text:span text:style-name="T5">I</text:span><text:span text:style-name="T6">b</text:span><text:span text:style-name="T5"> = K</text:span><text:span text:style-name="T6">b</text:span><text:span text:style-name="T5"> V</text:span><text:span text:style-name="T6">b</text:span></text:p>
          </draw:text-box>
        </draw:frame>
        <draw:frame draw:style-name="gr15" draw:text-style-name="P11" draw:layer="layout" svg:width="2.99cm" svg:height="1.115cm" svg:x="13.8cm" svg:y="12.2cm">
          <draw:text-box>
            <text:p text:style-name="P3"><text:span text:style-name="T7">V</text:span><text:span text:style-name="T8">c</text:span><text:span text:style-name="T7"> = </text:span><text:span text:style-name="T7">K</text:span><text:span text:style-name="T8">c</text:span><text:span text:style-name="T7"> I</text:span><text:span text:style-name="T8">c</text:span></text:p>
          </draw:text-box>
        </draw:frame>
        <draw:frame draw:style-name="gr16" draw:text-style-name="P12" draw:layer="layout" svg:width="1.6cm" svg:height="1.825cm" svg:x="16.4cm" svg:y="8.4cm">
          <draw:text-box>
            <text:p text:style-name="P3"><text:span text:style-name="T9">R</text:span><text:span text:style-name="T10">5</text:span></text:p>
          </draw:text-box>
        </draw:frame>
        <draw:frame draw:style-name="gr12" draw:text-style-name="P9" draw:layer="layout" svg:width="1.2cm" svg:height="0.924cm" svg:x="10.4cm" svg:y="8.4cm">
          <draw:text-box>
            <text:p text:style-name="P3"><text:span text:style-name="T1">R</text:span><text:span text:style-name="T2">4</text:span></text:p>
          </draw:text-box>
        </draw:frame>
        <draw:frame draw:style-name="gr16" draw:text-style-name="P9" draw:layer="layout" svg:width="1.2cm" svg:height="1.825cm" svg:x="6.6cm" svg:y="10.575cm">
          <draw:text-box>
            <text:p text:style-name="P3"><text:span text:style-name="T1">R</text:span><text:span text:style-name="T2">6</text:span></text:p>
          </draw:text-box>
        </draw:frame>
        <draw:line draw:style-name="gr9" draw:text-style-name="P5" draw:layer="layout" svg:x1="8.8cm" svg:y1="9.8cm" svg:x2="8.8cm" svg:y2="11.8cm">
          <text:p/>
        </draw:line>
        <draw:frame draw:style-name="gr17" draw:text-style-name="P12" draw:layer="layout" svg:width="0.8cm" svg:height="1.3cm" svg:x="8.8cm" svg:y="10.5cm">
          <draw:text-box>
            <text:p text:style-name="P3"><text:span text:style-name="T9">I</text:span><text:span text:style-name="T10">c</text:span></text:p>
          </draw:text-box>
        </draw:frame>
        <draw:frame draw:style-name="gr12" draw:text-style-name="P9" draw:layer="layout" svg:width="1.6cm" svg:height="0.924cm" svg:x="10.2cm" svg:y="12.774cm">
          <draw:text-box>
            <text:p text:style-name="P3"><text:span text:style-name="T1">R</text:span><text:span text:style-name="T2">7</text:span></text:p>
          </draw:text-box>
        </draw:frame>
        <draw:frame draw:style-name="gr18" draw:text-style-name="P13" draw:layer="layout" svg:width="1cm" svg:height="1.479cm" svg:x="21cm" svg:y="10.774cm">
          <draw:text-box>
            <text:p><text:span text:style-name="T9">I</text:span><text:span text:style-name="T10">d</text:span></text:p>
          </draw:text-box>
        </draw:frame>
        <draw:frame draw:style-name="gr12" draw:text-style-name="P14" draw:layer="layout" svg:width="1cm" svg:height="0.924cm" svg:x="6cm" svg:y="4.8cm">
          <draw:text-box>
            <text:p><text:span text:style-name="T1">V</text:span><text:span text:style-name="T2">a</text:span></text:p>
          </draw:text-box>
        </draw:frame>
        <draw:custom-shape draw:style-name="gr19" draw:text-style-name="P1" draw:layer="layout" svg:width="0.2cm" svg:height="0.2cm" svg:x="7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2cm" svg:height="0.2cm" svg:x="13.9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2cm" svg:height="0.2cm" svg:x="19.9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2cm" svg:height="0.2cm" svg:x="13.901cm" svg:y="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2cm" svg:height="0.2cm" svg:x="13.9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6" draw:layer="layout" svg:width="1.2cm" svg:height="0.924cm" svg:x="7cm" svg:y="0.886cm">
          <draw:text-box>
            <text:p text:style-name="P15"><text:span text:style-name="T11">V</text:span><text:span text:style-name="T12">1</text:span></text:p>
          </draw:text-box>
        </draw:frame>
        <draw:frame draw:style-name="gr20" draw:text-style-name="P18" draw:layer="layout" svg:width="1.4cm" svg:height="0.924cm" svg:x="13.6cm" svg:y="0.876cm">
          <draw:text-box>
            <text:p text:style-name="P17"><text:span text:style-name="T13">V</text:span><text:span text:style-name="T14">2</text:span></text:p>
          </draw:text-box>
        </draw:frame>
        <draw:frame draw:style-name="gr11" draw:text-style-name="P19" draw:layer="layout" svg:width="1.277cm" svg:height="0.963cm" svg:x="19.823cm" svg:y="1cm">
          <draw:text-box>
            <text:p text:style-name="P17"><text:span text:style-name="T13">V</text:span><text:span text:style-name="T14">3</text:span></text:p>
          </draw:text-box>
        </draw:frame>
        <draw:frame draw:style-name="gr11" draw:text-style-name="P19" draw:layer="layout" svg:width="1.277cm" svg:height="0.963cm" svg:x="20.023cm" svg:y="7.2cm">
          <draw:text-box>
            <text:p text:style-name="P17"><text:span text:style-name="T13">V</text:span><text:span text:style-name="T14">6</text:span></text:p>
          </draw:text-box>
        </draw:frame>
        <draw:frame draw:style-name="gr20" draw:text-style-name="P16" draw:layer="layout" svg:width="1.2cm" svg:height="0.924cm" svg:x="13.901cm" svg:y="7.176cm">
          <draw:text-box>
            <text:p text:style-name="P15"><text:span text:style-name="T11">V</text:span><text:span text:style-name="T12">5</text:span></text:p>
          </draw:text-box>
        </draw:frame>
        <draw:frame draw:style-name="gr21" draw:text-style-name="P21" draw:layer="layout" svg:width="1.2cm" svg:height="0.924cm" svg:x="6.8cm" svg:y="7.2cm">
          <draw:text-box>
            <text:p text:style-name="P20"><text:span text:style-name="T13">V</text:span><text:span text:style-name="T14">4</text:span></text:p>
          </draw:text-box>
        </draw:frame>
        <draw:frame draw:style-name="gr20" draw:text-style-name="P23" draw:layer="layout" svg:width="1.2cm" svg:height="0.924cm" svg:x="6.8cm" svg:y="13.6cm">
          <draw:text-box>
            <text:p text:style-name="P22">V<text:span text:style-name="T15">7</text:span></text:p>
          </draw:text-box>
        </draw:frame>
        <draw:frame draw:style-name="gr21" draw:text-style-name="P23" draw:layer="layout" svg:width="1.2cm" svg:height="0.924cm" svg:x="18.8cm" svg:y="14.2cm">
          <draw:text-box>
            <text:p text:style-name="P22">V<text:span text:style-name="T15">0</text:span></text:p>
          </draw:text-box>
        </draw:frame>
        <draw:line draw:style-name="gr22" draw:text-style-name="P24" draw:layer="layout" svg:x1="17.95cm" svg:y1="14cm" svg:x2="17.95cm" svg:y2="14.6cm">
          <text:p/>
        </draw:line>
        <draw:line draw:style-name="gr22" draw:text-style-name="P24" draw:layer="layout" svg:x1="17.2cm" svg:y1="14.6cm" svg:x2="18.7cm" svg:y2="14.6cm">
          <text:p/>
        </draw:line>
        <draw:line draw:style-name="gr22" draw:text-style-name="P24" draw:layer="layout" svg:x1="17.388cm" svg:y1="14.8cm" svg:x2="18.513cm" svg:y2="14.8cm">
          <text:p/>
        </draw:line>
        <draw:line draw:style-name="gr22" draw:text-style-name="P24" draw:layer="layout" svg:x1="17.575cm" svg:y1="15cm" svg:x2="18.325cm" svg:y2="15cm">
          <text:p/>
        </draw:line>
        <draw:ellipse draw:style-name="gr23" draw:text-style-name="P3" draw:layer="layout" svg:width="2.317cm" svg:height="2.2cm" svg:x="15.883cm" svg:y="3.662cm" draw:kind="arc" draw:start-angle="204.47" draw:end-angle="183.57">
          <text:p/>
        </draw:ellipse>
        <draw:custom-shape draw:style-name="gr24" draw:text-style-name="P25" draw:layer="layout" svg:width="0.166cm" svg:height="0.157cm" svg:x="15.8cm" svg:y="4.76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25" draw:text-style-name="P18" draw:layer="layout" svg:width="0.993cm" svg:height="0.924cm" svg:x="16.71cm" svg:y="4.938cm">
          <draw:text-box>
            <text:p text:style-name="P17"><text:span text:style-name="T1">I</text:span><text:span text:style-name="T2">1</text:span></text:p>
          </draw:text-box>
        </draw:frame>
        <draw:ellipse draw:style-name="gr23" draw:text-style-name="P3" draw:layer="layout" svg:width="2.317cm" svg:height="2.2cm" svg:x="9.789cm" svg:y="3.662cm" draw:kind="arc" draw:start-angle="356.44" draw:end-angle="335.56">
          <text:p/>
        </draw:ellipse>
        <draw:custom-shape draw:style-name="gr24" draw:text-style-name="P25" draw:layer="layout" svg:width="0.166cm" svg:height="0.157cm" svg:x="12.007cm" svg:y="4.66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25" draw:text-style-name="P18" draw:layer="layout" svg:width="0.993cm" svg:height="0.924cm" svg:x="10.617cm" svg:y="4.938cm">
          <draw:text-box>
            <text:p text:style-name="P17"><text:span text:style-name="T1">I</text:span><text:span text:style-name="T2">2</text:span></text:p>
          </draw:text-box>
        </draw:frame>
        <draw:ellipse draw:style-name="gr23" draw:text-style-name="P3" draw:layer="layout" svg:width="2.317cm" svg:height="2.2cm" svg:x="9.79cm" svg:y="9.662cm" draw:kind="arc" draw:start-angle="204.47" draw:end-angle="183.57">
          <text:p/>
        </draw:ellipse>
        <draw:custom-shape draw:style-name="gr24" draw:text-style-name="P25" draw:layer="layout" svg:width="0.166cm" svg:height="0.157cm" svg:x="9.707cm" svg:y="10.66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25" draw:text-style-name="P18" draw:layer="layout" svg:width="0.993cm" svg:height="0.924cm" svg:x="10.617cm" svg:y="10.938cm">
          <draw:text-box>
            <text:p text:style-name="P17"><text:span text:style-name="T1">I</text:span><text:span text:style-name="T2">3</text:span></text:p>
          </draw:text-box>
        </draw:frame>
        <draw:ellipse draw:style-name="gr23" draw:text-style-name="P3" draw:layer="layout" svg:width="2.317cm" svg:height="2.2cm" svg:x="15.889cm" svg:y="9.662cm" draw:kind="arc" draw:start-angle="356.44" draw:end-angle="335.56">
          <text:p/>
        </draw:ellipse>
        <draw:custom-shape draw:style-name="gr24" draw:text-style-name="P25" draw:layer="layout" svg:width="0.166cm" svg:height="0.157cm" svg:x="18.107cm" svg:y="10.66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25" draw:text-style-name="P18" draw:layer="layout" svg:width="0.993cm" svg:height="0.924cm" svg:x="16.717cm" svg:y="10.938cm">
          <draw:text-box>
            <text:p text:style-name="P17"><text:span text:style-name="T1">I</text:span><text:span text:style-name="T2">4</text:span></text:p>
          </draw:text-box>
        </draw:fram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ab55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draw:marker-start-width="0.2cm" draw:marker-end-width="0.2cm" draw:fill="solid" draw:fill-color="#00000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9:25:23.572497327</meta:creation-date>
    <dc:date>2021-03-20T19:01:12.734250127</dc:date>
    <meta:editing-duration>PT29M20S</meta:editing-duration>
    <meta:editing-cycles>5</meta:editing-cycles>
    <meta:generator>LibreOffice/6.4.6.2$Linux_X86_64 LibreOffice_project/40$Build-2</meta:generator>
    <meta:document-statistic meta:object-count="98"/>
  </office:meta>
</office:document-meta>
</file>